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8E000001C1830C38B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OpenSymbol" svg:font-family="OpenSymbol"/>
    <style:font-face style:name="Calibri" svg:font-family="Calibri" style:font-family-generic="roman" style:font-pitch="variable"/>
    <style:font-face style:name="Myriad Pro Light SemiCond" svg:font-family="'Myriad Pro Light SemiCond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yriad Pro Light SemiCond1" svg:font-family="'Myriad Pro Light SemiCond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pt" fo:country="BR"/>
    </style:style>
    <style:style style:name="P2" style:family="paragraph" style:parent-style-name="Standard">
      <style:paragraph-properties style:text-autospace="none">
        <style:tab-stops>
          <style:tab-stop style:position="2.875cm"/>
        </style:tab-stops>
      </style:paragraph-properties>
      <style:text-properties style:font-name="Arial" fo:language="pt" fo:country="BR" style:font-name-complex="Arial"/>
    </style:style>
    <style:style style:name="P3" style:family="paragraph" style:parent-style-name="Standard">
      <style:text-properties fo:font-size="10pt" fo:language="pt" fo:country="BR" style:font-size-asian="10pt" style:font-size-complex="10pt"/>
    </style:style>
    <style:style style:name="P4" style:family="paragraph" style:parent-style-name="Standard">
      <style:text-properties style:font-name="Calibri" fo:font-size="10pt" fo:language="en" fo:country="US" style:font-size-asian="10pt" style:font-name-complex="Calibri1" style:font-size-complex="10pt"/>
    </style:style>
    <style:style style:name="P5" style:family="paragraph" style:parent-style-name="Texto_20_principal">
      <style:paragraph-properties fo:text-align="center" style:justify-single-word="false" fo:hyphenation-ladder-count="no-limit"/>
      <style:text-properties style:font-name="Calibri" fo:font-size="10pt" fo:language="en" fo:country="US" style:font-size-asian="10pt" style:font-name-complex="Calibri1" style:font-size-complex="10pt" fo:hyphenate="false" fo:hyphenation-remain-char-count="2" fo:hyphenation-push-char-count="2"/>
    </style:style>
    <style:style style:name="P6" style:family="paragraph" style:parent-style-name="Texto_20_principal">
      <style:paragraph-properties fo:text-align="justify" style:justify-single-word="false" fo:hyphenation-ladder-count="no-limit"/>
      <style:text-properties style:font-name="Calibri" fo:font-size="10pt" fo:language="en" fo:country="US" style:font-size-asian="10pt" style:font-name-complex="Calibri1" style:font-size-complex="10pt" fo:hyphenate="false" fo:hyphenation-remain-char-count="2" fo:hyphenation-push-char-count="2"/>
    </style:style>
    <style:style style:name="P7" style:family="paragraph" style:parent-style-name="Texto_20_principal">
      <style:paragraph-properties fo:text-align="center" style:justify-single-word="false" fo:hyphenation-ladder-count="no-limit"/>
      <style:text-properties style:font-name="Calibri" fo:font-size="10pt" fo:language="en" fo:country="US" fo:font-weight="normal" style:font-size-asian="10pt" style:language-asian="pt" style:country-asian="BR" style:font-weight-asian="normal" style:font-name-complex="Calibri1" style:font-size-complex="10pt" style:font-weight-complex="normal" fo:hyphenate="false" fo:hyphenation-remain-char-count="2" fo:hyphenation-push-char-count="2"/>
    </style:style>
    <style:style style:name="P8" style:family="paragraph" style:parent-style-name="Texto_20_principal">
      <style:text-properties style:font-name="Calibri" fo:font-size="10pt" fo:language="pt" fo:country="BR" style:font-size-asian="10pt" style:font-name-complex="Calibri1" style:font-size-complex="10pt"/>
    </style:style>
    <style:style style:name="P9" style:family="paragraph" style:parent-style-name="Texto_20_principal">
      <style:paragraph-properties fo:text-align="center" style:justify-single-word="false" fo:hyphenation-ladder-count="no-limit"/>
      <style:text-properties style:font-name="Calibri" fo:font-size="10pt" fo:language="pt" fo:country="BR" style:font-size-asian="10pt" style:font-name-complex="Calibri1" style:font-size-complex="10pt" fo:hyphenate="false" fo:hyphenation-remain-char-count="2" fo:hyphenation-push-char-count="2"/>
    </style:style>
    <style:style style:name="P10" style:family="paragraph" style:parent-style-name="Texto_20_principal">
      <style:paragraph-properties fo:text-align="center" style:justify-single-word="false" fo:hyphenation-ladder-count="no-limit"/>
      <style:text-properties fo:color="#009e00" style:font-name="Calibri" fo:font-size="10pt" fo:font-weight="bold" style:font-size-asian="10pt" style:font-weight-asian="bold" style:font-name-complex="Calibri1" style:font-size-complex="10pt" style:font-weight-complex="bold" fo:hyphenate="false" fo:hyphenation-remain-char-count="2" fo:hyphenation-push-char-count="2"/>
    </style:style>
    <style:style style:name="P11" style:family="paragraph" style:parent-style-name="Texto_20_principal">
      <style:paragraph-properties fo:text-align="justify" style:justify-single-word="false" fo:hyphenation-ladder-count="no-limit"/>
      <style:text-properties fo:color="#009e00" style:font-name="Calibri" fo:font-size="10pt" fo:font-weight="bold" style:font-size-asian="10pt" style:font-weight-asian="bold" style:font-name-complex="Calibri1" style:font-size-complex="10pt" style:font-weight-complex="bold" fo:hyphenate="false" fo:hyphenation-remain-char-count="2" fo:hyphenation-push-char-count="2"/>
    </style:style>
    <style:style style:name="P12" style:family="paragraph" style:parent-style-name="Texto_20_principal">
      <style:paragraph-properties fo:text-align="justify" style:justify-single-word="false" fo:hyphenation-ladder-count="no-limit"/>
      <style:text-properties fo:color="#009e00" style:font-name="Calibri" fo:font-size="10pt" fo:language="en" fo:country="US" style:font-size-asian="10pt" style:font-name-complex="Calibri1" style:font-size-complex="10pt" fo:hyphenate="false" fo:hyphenation-remain-char-count="2" fo:hyphenation-push-char-count="2"/>
    </style:style>
    <style:style style:name="P13" style:family="paragraph" style:parent-style-name="Texto_20_principal">
      <style:paragraph-properties fo:text-align="justify" style:justify-single-word="false" fo:hyphenation-ladder-count="no-limit"/>
      <style:text-properties fo:hyphenate="false" fo:hyphenation-remain-char-count="2" fo:hyphenation-push-char-count="2"/>
    </style:style>
    <style:style style:name="P14" style:family="paragraph" style:parent-style-name="Texto_20_principal">
      <style:text-properties fo:language="en" fo:country="US"/>
    </style:style>
    <style:style style:name="P15" style:family="paragraph" style:parent-style-name="Texto_20_principal">
      <style:paragraph-properties fo:text-align="center" style:justify-single-word="false"/>
    </style:style>
    <style:style style:name="P16" style:family="paragraph" style:parent-style-name="Texto_20_principal">
      <style:paragraph-properties fo:margin-left="0.499cm" fo:margin-right="0cm" fo:text-align="justify" style:justify-single-word="false" fo:hyphenation-ladder-count="no-limit" fo:text-indent="0cm" style:auto-text-indent="false"/>
      <style:text-properties fo:hyphenate="false" fo:hyphenation-remain-char-count="2" fo:hyphenation-push-char-count="2"/>
    </style:style>
    <style:style style:name="P17" style:family="paragraph" style:parent-style-name="Texto_20_principal">
      <style:paragraph-properties fo:text-align="center" style:justify-single-word="false" fo:hyphenation-ladder-count="no-limit" fo:padding="0.074cm" fo:border-left="none" fo:border-right="none" fo:border-top="none" fo:border-bottom="0.035cm solid #000000" style:join-border="false"/>
      <style:text-properties style:font-name="Calibri" fo:font-size="10pt" fo:language="en" fo:country="US" style:font-size-asian="10pt" style:font-name-complex="Calibri1" style:font-size-complex="10pt" fo:hyphenate="false" fo:hyphenation-remain-char-count="2" fo:hyphenation-push-char-count="2"/>
    </style:style>
    <style:style style:name="T1" style:family="text">
      <style:text-properties fo:color="#009e00" style:font-name="Calibri" fo:font-size="10pt" fo:language="en" fo:country="US" style:font-size-asian="10pt" style:font-name-complex="Calibri1" style:font-size-complex="10pt"/>
    </style:style>
    <style:style style:name="T2" style:family="text">
      <style:text-properties style:font-name="Calibri" fo:font-size="10pt" fo:language="en" fo:country="US" style:font-size-asian="10pt" style:font-name-complex="Calibri1" style:font-size-complex="10pt"/>
    </style:style>
    <style:style style:name="T3" style:family="text">
      <style:text-properties style:font-name="Calibri" fo:font-size="10pt" fo:language="en" fo:country="US" fo:font-style="italic" style:font-size-asian="10pt" style:font-style-asian="italic" style:font-name-complex="Calibri1" style:font-size-complex="10pt" style:font-style-complex="italic"/>
    </style:style>
    <style:style style:name="T4" style:family="text">
      <style:text-properties style:font-name="Calibri" fo:font-size="10pt" fo:language="pt" fo:country="BR" style:font-size-asian="10pt" style:font-name-complex="Calibri1" style:font-size-complex="10pt"/>
    </style:style>
    <style:style style:name="T5" style:family="text">
      <style:text-properties fo:language="pt" fo:country="BR"/>
    </style:style>
    <style:style style:name="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>
        <form:form form:name="form1" form:apply-filter="true" form:method="post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5">Regimento Interno das Comissões de Ética de Enfermagem (CEE) das Instituições de Saúde de Santa Catarina*</text:p>
      <text:p text:style-name="P10"/>
      <text:p text:style-name="P6">Aprovado pela Decisão Coren/SC nº 002, de 10 <text:s/>de janeiro de 2006, na 417ª Reunião Ordinária, de 25 de janeiro de 2006, e homologado pela Decisão Cofen nº 014, de 21 de fevereiro de <text:s/>2006.</text:p>
      <text:p text:style-name="P11"/>
      <text:p text:style-name="P6">CAPÍTULO I</text:p>
      <text:p text:style-name="P6">DA NATUREZA E DAS FINALIDADES</text:p>
      <text:p text:style-name="P6"/>
      <text:p text:style-name="P6">Art. 1º <text:s/>A Comissão de Ética de Enfermagem (CEE) do(a) <text:span text:style-name="T5">Secretararia de Saúde e Saniamento de Balneário Camboriú, sera composta conforme reunião com profissionais de Enfermagem listadas na ultima paguina deste regimento, que foi presidida pelo Responsável Técnico desta instituição e seguindo a resolução COFEN 593/2018, optamos <text:s/>pela designação de Profiscionais de Enfermagem através de convites os quais estão de comum acordo na composição desta CCE,</text:span> <text:span text:style-name="T5">elaborando assim o</text:span> <text:span text:style-name="T5">r</text:span>egimento Interno da Comissão de Ética de Enfermagem da Instituição <text:span text:style-name="T5">Secretaria de Saúde e Saneamento de Balneário Camboriú,</text:span> foi aprovado e homologado pelo Plenário do Conselho Regional de Enfermagem de Santa Catarina (Coren/SC), em sua _____ Reunião Ordinária, de ___ de ____________ de 20_____.</text:p>
      <text:p text:style-name="P6"><text:line-break/>Art. 2º A CEE é um órgão representativo do Coren/SC nas questões éticas dos profissionais da Enfermagem.</text:p>
      <text:p text:style-name="P6"/>
      <text:p text:style-name="P6">Art. 3º A atuação da CEE limita-se ao exercício ético-legal dos profissionais da Enfermagem nas áreas de assistência, ensino, pesquisa e administração.</text:p>
      <text:p text:style-name="P6"/>
      <text:p text:style-name="P6">Art. 4º A CEE tem como finalidades: a orientação, a conscientização, o assessoramento, a emissão de pareceres e a compilação de fatos relacionados ao exercício ético-profissional da categoria.</text:p>
      <text:p text:style-name="P6"/>
      <text:p text:style-name="P12">Parágrafo único: O julgamento e a atribuição de pena são exclusivas do Plenário do Coren/SC e do Cofen.</text:p>
      <text:p text:style-name="P6"/>
      <text:p text:style-name="P6">Art. 5º A CEE reger-se-á por este regimento, devidamente aprovado em assembleia da categoria e homologado pelo Plenário do Coren/SC.</text:p>
      <text:p text:style-name="P6">CAPÍTULO II</text:p>
      <text:p text:style-name="P6">DOS OBJETIVOS</text:p>
      <text:p text:style-name="P6"/>
      <text:p text:style-name="P6">Art. 6º A CEE tem os seguintes objetivos:</text:p>
      <text:p text:style-name="P13"><text:span text:style-name="T1">I </text:span><text:span text:style-name="T2">– Divulgar o Código de Ética dos Profissionais de Enfermagem e as demais normas disciplinares e éticas do exercício profissional.</text:span></text:p>
      <text:p text:style-name="P13"><text:span text:style-name="T1">II</text:span><text:span text:style-name="T2"> - Promover e/ou participar de atividades que visem à interpretação do Código de Ética e a sensibilização dos profissionais de Enfermagem em relação ao comportamento ético-profissional.</text:span></text:p>
      <text:p text:style-name="P13"><text:span text:style-name="T1">III </text:span><text:span text:style-name="T2">– Promover e/ou participar de atividades multiprofissionais ligadas à ética.</text:span></text:p>
      <text:p text:style-name="P13"><text:span text:style-name="T1">IV </text:span><text:span text:style-name="T2">– Assessorar e orientar a Direção/Gerência de Enfermagem, membros da equipe, clientes, familiares e demais interessados, sobre questões éticas e as implicações decorrentes de atitudes não éticas.</text:span></text:p>
      <text:p text:style-name="P13"><text:span text:style-name="T1">V </text:span><text:span text:style-name="T2">– Verificar as condições oferecidas pela instituição para o desempenho profissional da categoria.</text:span></text:p>
      <text:p text:style-name="P13"><text:span text:style-name="T1">VI</text:span><text:span text:style-name="T2"> – Averiguar denúncias ou fatos não éticos, fazendo os devidos encaminhamentos.</text:span></text:p>
      <text:p text:style-name="P6"/>
      <text:p text:style-name="P6"/>
      <text:p text:style-name="P6"/>
      <text:p text:style-name="P6"/>
      <text:p text:style-name="P6"><text:soft-page-break/></text:p>
      <text:p text:style-name="P6">CAPÍTULO III</text:p>
      <text:p text:style-name="P6">DA ORGANIZAÇÃO E COMPOSIÇÃO</text:p>
      <text:p text:style-name="P6"/>
      <text:p text:style-name="P6">Art. 7º A CEE atende os profissionais da Enfermagem de todas as áreas de trabalho da instituição, no que se refere aos aspectos éticos do exercício da profissão.</text:p>
      <text:p text:style-name="P6"/>
      <text:p text:style-name="P12">Parágrafo único: A observância das normas éticas estende-se aos Atendentes de Enfermagem ou assemelhados, devidamente autorizados pelo Coren/SC e que exerçam atividades na área de Enfermagem, embora não possam votar ou serem eleitos. </text:p>
      <text:p text:style-name="P6"/>
      <text:p text:style-name="P6">Art. 8º A CEE é constituída por Enfermeiro(a), Técnico(a) de Enfermagem e Auxiliar de Enfermagem, em igual número, observando os seguintes critérios:</text:p>
      <text:p text:style-name="P13"><text:span text:style-name="T1">I </text:span><text:span text:style-name="T2">– Ter, no mínimo, um ano de efetivo exercício profissional.</text:span></text:p>
      <text:p text:style-name="P13"><text:span text:style-name="T1">II </text:span><text:span text:style-name="T2">– Ter, no mínimo, um ano de vínculo empregatício com a instituição.</text:span></text:p>
      <text:p text:style-name="P13"><text:span text:style-name="T1">III</text:span><text:span text:style-name="T2"> – Estar em pleno gozo dos direitos profissionais.</text:span></text:p>
      <text:p text:style-name="P13"><text:span text:style-name="T1">IV</text:span><text:span text:style-name="T2"> – Inexistir condenação em processo ético, processo disciplinar, processo civil ou processo penal nos últimos cinco anos.</text:span></text:p>
      <text:p text:style-name="P6"/>
      <text:p text:style-name="P6">Art. 9º A CEE será constituída por, no mínimo, por um(a) Enfermeiro(a), um(a) Técnico(a) em Enfermagem e um(a) Auxiliar de Enfermagem efetivos e seus respectivos suplentes. </text:p>
      <text:p text:style-name="P6">§1º A CEE será constituída por um(a) Enfermeiro(a) e dois(duas) Técnicos(as) de Enfermagem efetivos e seus respectivos suplentes, ou por dois(duas) Enfermeiros(as) e um(a) Técnico(a) de Enfermagem efetivos e seus respectivos suplentes, quando a instituição tiver em seu quadro de pessoal somente estes dois níveis profissionais com vínculo empregatício. </text:p>
      <text:p text:style-name="P6">§2º A CEE será constituída por um Enfermeiro(a) e dois Auxiliares de Enfermagem efetivos e seus respectivos suplentes, ou por dois(duas) Enfermeiros(as) e um(a) Auxiliar de Enfermagem efetivos e seus respectivos suplentes, quando a instituição tiver em seu quadro de pessoal somente estes dois níveis com vínculo empregatício.</text:p>
      <text:p text:style-name="P6"/>
      <text:p text:style-name="P6">Art. 10. É incompatível a condição de membro da Comissão de Ética com a de Direção/Gerência do Órgão de Enfermagem.</text:p>
      <text:p text:style-name="P6"/>
      <text:p text:style-name="P6">Art. 11. O mandato dos integrantes da CEE é de três anos, sendo permitida a sua reeleição por igual período.</text:p>
      <text:p text:style-name="P6"/>
      <text:p text:style-name="P6"><text:span text:style-name="T5">Parágrafo</text:span> <text:span text:style-name="T5">ú</text:span>nico: <text:span text:style-name="T5">O presente regimento segue o proposto na resolução 593/2018, possibilitando a designação dos componentes da CEE pelo Responsável Técnico de Enfermagem da Intituição.</text:span></text:p>
      <text:p text:style-name="P6"/>
      <text:p text:style-name="P6">Art. 12. O afastamento dos integrantes da CEE poderá ocorrer por término de mandato, afastamento temporário, desistência ou destituição.</text:p>
      <text:p text:style-name="P6"/>
      <text:p text:style-name="P12">Parágrafo único: Independente do tipo de afastamento, a Coordenação da CEEn comunicará o fato à Comissão de Ética do Coren/SC (CEC).</text:p>
      <text:p text:style-name="P6"/>
      <text:p text:style-name="P6">Art. 13. Entende-se por término de mandato, quando os integrantes da Comissão concluírem os três anos de gestão.</text:p>
      <text:p text:style-name="P6"/>
      <text:p text:style-name="P6">Art. 14. Entende-se por afastamento temporário quando o integrante da Comissão afastar-se por tempo determinado, <text:soft-page-break/>no máximo, por um período de quatro meses, ou quando estiver sendo submetido a processo ético.</text:p>
      <text:p text:style-name="P12">Parágrafo único: A solicitação do afastamento temporário deverá ser encaminhada à Coordenação da CEE, por escrito, com antecedência de 15 dias.</text:p>
      <text:p text:style-name="P6"/>
      <text:p text:style-name="P6">Art. 15. Entende-se por desistência a declinação de seu cargo por qualquer um dos integrantes da Comissão.</text:p>
      <text:p text:style-name="P6"/>
      <text:p text:style-name="P12">Parágrafo único: A desistência deverá ser comunicada, por escrito, à Coordenação da CEE com antecedência de 30 dias.</text:p>
      <text:p text:style-name="P6"/>
      <text:p text:style-name="P6">Art. 16. Entende-se por destituição o afastamento definitivo do integrante da CEE, que se dará por decisão da Comissão, tomada em Reunião Ordinária, constando o fato em ata.</text:p>
      <text:p text:style-name="P6">§1º A destituição ocorrerá nos seguintes casos:</text:p>
      <text:p text:style-name="P13"><text:span text:style-name="T1">a) </text:span><text:span text:style-name="T2">Ausência, não justificada, em quatro reuniões consecutivas.</text:span></text:p>
      <text:p text:style-name="P13"><text:span text:style-name="T1">b) </text:span><text:span text:style-name="T2">Não estar em pleno gozo dos seus direitos profissionais.</text:span></text:p>
      <text:p text:style-name="P13"><text:span text:style-name="T1">c)</text:span><text:span text:style-name="T2"> Ter sido condenado em processo ético, civil ou penal.</text:span></text:p>
      <text:p text:style-name="P6">§2º A destituição implica na perda do direito a nova candidatura para integrar a CEEn.</text:p>
      <text:p text:style-name="P6"/>
      <text:p text:style-name="P6">Art. 17. A substituição dos integrantes da CEE se <text:s/>processará da seguinte maneira:</text:p>
      <text:p text:style-name="P13"><text:span text:style-name="T1">I </text:span><text:span text:style-name="T2">- A vacância por término de mandato atenderá os critérios estabelecidos no art. 7º deste regimento.</text:span></text:p>
      <text:p text:style-name="P13"><text:span text:style-name="T1">II</text:span><text:span text:style-name="T2"> - Na vacância por afastamento temporário, a substituição será feita pelo respectivo suplente, sendo indicado um suplente em caráter temporário, se o afastamento ultrapassar a 30 dias.</text:span></text:p>
      <text:p text:style-name="P6"/>
      <text:p text:style-name="P12">Parágrafo único: A vaga de suplente em caráter temporário será preenchida:</text:p>
      <text:p text:style-name="P12">a) pelo próximo candidato mais votado nas últimas eleições; e se não houver,</text:p>
      <text:p text:style-name="P12">b) por escolha dos membros da CEE. </text:p>
      <text:p text:style-name="P6"/>
      <text:p text:style-name="P13"><text:span text:style-name="T1">III</text:span><text:span text:style-name="T2"> – Na vacância por desistência ou por destituição, a substituição será feita pelo seu respectivo suplente que passará para efetivo, sendo chamado o candidato mais votado do respectivo nível profissional para integrar a Comissão como suplente e concluir o mandato do desistente ou destituído.</text:span></text:p>
      <text:p text:style-name="P6"/>
      <text:p text:style-name="P12">Parágrafo único: Não havendo suplente eleito, será realizada nova eleição.</text:p>
      <text:p text:style-name="P6"/>
      <text:p text:style-name="P6">Art. 18. A CEE elegerá, entre seus membros efetivos, um(a) Coordenador(a) e um(a) Secretário(a), que terão mandato de um ano, podendo ser reconduzidos.</text:p>
      <text:p text:style-name="P6"/>
      <text:p text:style-name="P12">Parágrafo único: A Comissão poderá ser coordenada por qualquer um dos membros efetivos.</text:p>
      <text:p text:style-name="P6"/>
      <text:p text:style-name="P6">Art. 19. A CEE reunir-se-á ordinariamente, no mínimo, a cada 30 dias, podendo ocorrer reuniões extraordinárias, convocadas pelo Coordenador, ou por autoconvocação pela maioria simples dos seus integrantes, ou pelo Coren/SC.</text:p>
      <text:p text:style-name="P13"><text:span text:style-name="T2">§1º Na ausência do Coordenador, o Secretário coordenará a reunião, sendo escolhido</text:span><text:span text:style-name="T3"> “ad hoc” </text:span><text:span text:style-name="T2">um substituto para secretariar.</text:span></text:p>
      <text:p text:style-name="P13"><text:span text:style-name="T2">§2º Na ausência do Secretário, será escolhido </text:span><text:span text:style-name="T3">“ad hoc” </text:span><text:span text:style-name="T2">um substituto para secretariar.</text:span></text:p>
      <text:p text:style-name="P6">§3º Serão lavradas atas de todas as reuniões da Comissão, constando a relação dos presentes, as justificativas dos ausentes, o registro das decisões tomadas e os encaminhamentos a serem feitos.</text:p>
      <text:p text:style-name="P6">§4º O quórum mínimo para as reuniões, verificado até 15 minutos após a hora marcada para o início, é de maioria simples dos membros efetivos ou de seus suplentes quando na condição de substituto.</text:p>
      <text:p text:style-name="P6"><text:soft-page-break/>§5º Na ausência de quórum, a reunião será suspensa, sendo feita nova convocação. <text:s text:c="3"/></text:p>
      <text:p text:style-name="P6"/>
      <text:p text:style-name="P6">Art. 20. As decisões da CEE serão tomadas por maioria simples de seus membros efetivos ou de seus suplentes, quando na condição de substituto.</text:p>
      <text:p text:style-name="P6">§1º Os membros efetivos terão direito a voz e voto.</text:p>
      <text:p text:style-name="P6"/>
      <text:p text:style-name="P6">§2º Os membros suplentes poderão participar de todas as reuniões com direito a voz e, nos casos em que estiverem substituindo um membro efetivo, terão direito a voto.</text:p>
      <text:p text:style-name="P6">§3º É indicada a participação dos membros suplentes em todas as reuniões, independente de estarem ou não substituindo membros efetivos.</text:p>
      <text:p text:style-name="P6"/>
      <text:p text:style-name="P6">CAPÍTULO IV</text:p>
      <text:p text:style-name="P6">Conforme a resolu<text:span text:style-name="T5">ção nº 593 do COFEN de 2018, a primeira CEE da Secretaria Municipal de Saúde e Saneamento de Balneário Camboriù, será constituida atravéz de convite/nomeação dos seus titulares bem comos seus suplentes pelo Enfermeiro Responsável Técnico desta Secretaria.</text:span></text:p>
      <text:p text:style-name="P12"/>
      <text:p text:style-name="P6"><text:span text:style-name="T5">Art.38. </text:span>A Direção/Gerência de Enfermagem, encaminhará ao Coren/SC a lista nominal de todos <text:span text:style-name="T5">os indicados.</text:span></text:p>
      <text:p text:style-name="P6"/>
      <text:p text:style-name="P12">Parágrafo único: A listagem deverá informar:</text:p>
      <text:p text:style-name="P12">a) o nome dos membros efetivos, seu nível profissional e o número de inscrição no Coren/SC.</text:p>
      <text:p text:style-name="P12">b) o nome dos membros suplentes, seu nível profissional e o número de inscrição no Coren/SC.</text:p>
      <text:p text:style-name="P12">c) <text:span text:style-name="T5">em caso de desistência e um dos componentes, novo convite /nomeação será realizada.</text:span></text:p>
      <text:p text:style-name="P6"/>
      <text:p text:style-name="P6">Art. 39. Somente após a homologação pelo Plenário do Coren/SC e a nomeação por Portaria emitida pelo(a) seu(sua) Presidente, a CEE estará oficialmente autorizada para iniciar as atividades definidas neste regimento.</text:p>
      <text:p text:style-name="P6"/>
      <text:p text:style-name="P6">CAPÍTULO V</text:p>
      <text:p text:style-name="P6">DAS COMPETÊNCIAS</text:p>
      <text:p text:style-name="P6"/>
      <text:p text:style-name="P6">Art. 40. A CEE tem as seguintes competências:</text:p>
      <text:p text:style-name="P13"><text:span text:style-name="T1">I </text:span><text:span text:style-name="T2">– Divulgar os objetivos da CEE.</text:span></text:p>
      <text:p text:style-name="P13"><text:span text:style-name="T1">II </text:span><text:span text:style-name="T2">– Divulgar o Código de Ética dos Profissionais de Enfermagem e as demais normas disciplinares e éticas do exercício profissional.</text:span></text:p>
      <text:p text:style-name="P13"><text:span text:style-name="T1">III </text:span><text:span text:style-name="T2">– Promover e/ou participar de reuniões, seminários ou atividades similares, que visem à interpretação do Código de Ética dos Profissionais de Enfermagem.</text:span></text:p>
      <text:p text:style-name="P13"><text:span text:style-name="T1">IV</text:span><text:span text:style-name="T2"> – Assessorar a Direção/Gerência de Enfermagem ou órgão equivalente da instituição nas questões éticas.</text:span></text:p>
      <text:p text:style-name="P13"><text:span text:style-name="T1">V</text:span><text:span text:style-name="T2"> – Orientar a equipe de Enfermagem sobre o comportamento ético-profissional e sobre as implicações decorrentes de atitudes não éticas.</text:span></text:p>
      <text:p text:style-name="P13"><text:span text:style-name="T1">VI</text:span><text:span text:style-name="T2"> – Orientar clientes, familiares e demais interessados sobre questões éticas relativas ao exercício profissional da Enfermagem.</text:span></text:p>
      <text:p text:style-name="P13"><text:span text:style-name="T1">VII </text:span><text:span text:style-name="T2">– Promover e/ou participar de atividades multiprofissionais referentes à ética.</text:span></text:p>
      <text:p text:style-name="P13"><text:span text:style-name="T1">VIII</text:span><text:span text:style-name="T2"> – Apreciar e emitir parecer sobre questões éticas referentes à Enfermagem.</text:span></text:p>
      <text:p text:style-name="P13"><text:span text:style-name="T1">IX</text:span><text:span text:style-name="T2"> – Zelar pelo exercício ético dos profissionais de Enfermagem.</text:span></text:p>
      <text:p text:style-name="P13"><text:span text:style-name="T1">X </text:span><text:span text:style-name="T2">– Averiguar:</text:span></text:p>
      <text:p text:style-name="P6"/>
      <text:p text:style-name="P16"><text:span text:style-name="T1">a)</text:span><text:span text:style-name="T2"> Os fatos ou atitudes não éticas praticadas por profissionais de Enfermagem.</text:span></text:p>
      <text:p text:style-name="P16"><text:soft-page-break/><text:span text:style-name="T1">b)</text:span><text:span text:style-name="T2"> As condições oferecidas pelas instituições e sua compatibilidade com o desempenho ético-profissional.</text:span></text:p>
      <text:p text:style-name="P16"><text:span text:style-name="T1">c)</text:span><text:span text:style-name="T2"> A qualidade de atendimento dispensada à clientela pelos profissionais de Enfermagem.</text:span></text:p>
      <text:p text:style-name="P13"><text:span text:style-name="T1">XI</text:span><text:span text:style-name="T2"> – Comunicar, por escrito, ao Coren/SC, as irregularidades ou infrações éticas detectadas.</text:span></text:p>
      <text:p text:style-name="P13"><text:span text:style-name="T1">XII</text:span><text:span text:style-name="T2"> – Encaminhar anualmente ao Coren/SC e à Direção/Gerência de Enfermagem ou órgão equivalente, o planejamento das atividades a serem desenvolvidas e o relatório das atividades do ano anterior até 1º de março.</text:span></text:p>
      <text:p text:style-name="P6"/>
      <text:p text:style-name="P13"><text:span text:style-name="T1">XIII</text:span><text:span text:style-name="T2"> – Solicitar assessoramento da Comissão de Ética do Coren/SC (CEC) em caso de necessidade.</text:span></text:p>
      <text:p text:style-name="P13"><text:span text:style-name="T1">XIV</text:span><text:span text:style-name="T2"> – Cumprir e fazer cumprir as disposições deste regimento e da Decisão do Coren/SC nº 002, de 10 de janeiro de 2006.</text:span></text:p>
      <text:p text:style-name="P6"/>
      <text:p text:style-name="P6">Art. 41. Compete ao Coordenador da CEE:</text:p>
      <text:p text:style-name="P13"><text:span text:style-name="T1">I </text:span><text:span text:style-name="T2">– Convocar e presidir as reuniões.</text:span></text:p>
      <text:p text:style-name="P13"><text:span text:style-name="T1">II</text:span><text:span text:style-name="T2"> – Propor a pauta da reunião.</text:span></text:p>
      <text:p text:style-name="P13"><text:span text:style-name="T1">III</text:span><text:span text:style-name="T2"> – Propor a redação de documentos que serão discutidos e submetidos à aprovação.</text:span></text:p>
      <text:p text:style-name="P13"><text:span text:style-name="T1">IV</text:span><text:span text:style-name="T2"> – Representar a CEE junto ao Órgão de Enfermagem da instituição.</text:span></text:p>
      <text:p text:style-name="P13"><text:span text:style-name="T1">V</text:span><text:span text:style-name="T2"> – Representar ou indicar representante, onde se fizer necessária a presença ou a participação da CEE.</text:span></text:p>
      <text:p text:style-name="P13"><text:span text:style-name="T1">VI</text:span><text:span text:style-name="T2"> – Encaminhar as decisões da CEE, segundo a indicação.</text:span></text:p>
      <text:p text:style-name="P13"><text:span text:style-name="T1">VII</text:span><text:span text:style-name="T2"> – Elaborar, juntamente com os demais membros da Comissão, o planejamento e o relatório anuais, garantindo o envio de uma cópia, até o dia 1º de março de cada ano, à Direção/Gerência de Enfermagem e à Comissão de Ética do Coren/SC (CEC).</text:span></text:p>
      <text:p text:style-name="P13"><text:span text:style-name="T1">VIII</text:span><text:span text:style-name="T2"> – Representar o Coren/SC em eventos, segundo a solicitação.</text:span></text:p>
      <text:p text:style-name="P13"><text:span text:style-name="T1">IX</text:span><text:span text:style-name="T2"> – Cumprir e fazer cumprir as disposições deste regimento e as demais normas referentes ao exercício ético-profissional.</text:span></text:p>
      <text:p text:style-name="P6"/>
      <text:p text:style-name="P6">Art. 42. Compete ao Secretário da CEE:</text:p>
      <text:p text:style-name="P13"><text:span text:style-name="T1">I</text:span><text:span text:style-name="T2"> – Secretariar as reuniões da CEE, redigindo atas e documentos.</text:span></text:p>
      <text:p text:style-name="P13"><text:span text:style-name="T1">II </text:span><text:span text:style-name="T2">– Providenciar a reprodução de documentos.</text:span></text:p>
      <text:p text:style-name="P13"><text:span text:style-name="T1">III</text:span><text:span text:style-name="T2"> – Encaminhar o expediente da CEE.</text:span></text:p>
      <text:p text:style-name="P13"><text:span text:style-name="T1">IV</text:span><text:span text:style-name="T2"> – Arquivar uma cópia de todos os documentos.</text:span></text:p>
      <text:p text:style-name="P13"><text:span text:style-name="T1">V</text:span><text:span text:style-name="T2"> – Elaborar, juntamente com os demais membros da Comissão, o planejamento e o relatório anuais.</text:span></text:p>
      <text:p text:style-name="P13"><text:span text:style-name="T1">VI</text:span><text:span text:style-name="T2"> – Presidir as reuniões nos impedimentos do Coordenador.</text:span></text:p>
      <text:p text:style-name="P13"><text:span text:style-name="T1">VII</text:span><text:span text:style-name="T2"> – Representar a CEE nos impedimentos do Coordenador. <text:s text:c="15"/></text:span></text:p>
      <text:p text:style-name="P13"><text:span text:style-name="T1">VIII</text:span><text:span text:style-name="T2"> – Cumprir e fazer cumprir as disposições deste regimento e as demais normas relativas ao exercício ético-profissional.</text:span></text:p>
      <text:p text:style-name="P6"/>
      <text:p text:style-name="P6">Art. 43. Compete aos membros efetivos da CEE:</text:p>
      <text:p text:style-name="P13"><text:span text:style-name="T1">I</text:span><text:span text:style-name="T2"> – Comparecer e participar das reuniões.</text:span></text:p>
      <text:p text:style-name="P13"><text:span text:style-name="T1">II</text:span><text:span text:style-name="T2"> – Emitir parecer sobre as questões propostas.</text:span></text:p>
      <text:p text:style-name="P13"><text:span text:style-name="T1">III</text:span><text:span text:style-name="T2"> – Participar de reuniões ou programações relacionadas à ética, promovidas pela CE ou por outras instituições.</text:span></text:p>
      <text:p text:style-name="P13"><text:span text:style-name="T1">IV </text:span><text:span text:style-name="T2">– Representar a CEE quando solicitado pelo Coordenador.</text:span></text:p>
      <text:p text:style-name="P13"><text:span text:style-name="T1">V</text:span><text:span text:style-name="T2"> – Participar, por meio de voto, das decisões a serem tomadas pela CEE.</text:span></text:p>
      <text:p text:style-name="P13"><text:span text:style-name="T1">VI</text:span><text:span text:style-name="T2"> – Garantir a presença do suplente quando impedido de comparecer à reunião.</text:span></text:p>
      <text:p text:style-name="P13"><text:span text:style-name="T1">VII </text:span><text:span text:style-name="T2">– Participar da elaboração do planejamento e relatório anuais.</text:span></text:p>
      <text:p text:style-name="P13"><text:span text:style-name="T1">VIII</text:span><text:span text:style-name="T2"> – Cumprir e fazer cumprir as disposições deste regimento e as demais normas relativas ao exercício ético-</text:span><text:span text:style-name="T2">profissional.</text:span></text:p>
      <text:p text:style-name="P6"/>
      <text:p text:style-name="P6"><text:soft-page-break/></text:p>
      <text:p text:style-name="P6">Art. 44. Compete aos membros suplentes da CEE:</text:p>
      <text:p text:style-name="P13"><text:span text:style-name="T1">I</text:span><text:span text:style-name="T2"> – Substituir os respectivos membros efetivos nos seus impedimentos.</text:span></text:p>
      <text:p text:style-name="P13"><text:span text:style-name="T1">II</text:span><text:span text:style-name="T2"> – Participar das reuniões da CEE.</text:span></text:p>
      <text:p text:style-name="P13"><text:span text:style-name="T1">III</text:span><text:span text:style-name="T2"> – Participar das atividades promovidas pela CEE.</text:span></text:p>
      <text:p text:style-name="P13"><text:span text:style-name="T1">III</text:span><text:span text:style-name="T2"> – Cumprir e fazer cumprir as disposições deste regimento e as demais normas relativas ao exercício ético-</text:span><text:span text:style-name="T2">profissional.</text:span></text:p>
      <text:p text:style-name="P6"/>
      <text:p text:style-name="P6">CAPÍTULO VI</text:p>
      <text:p text:style-name="P6">DAS DISPOSIÇÕES GERAIS</text:p>
      <text:p text:style-name="P6"/>
      <text:p text:style-name="P6">Art. 45. Este regimento poderá ser alterado por proposta da CEE, da Direção/Gerência de Enfermagem da instituição ou da Comissão de Ética do Coren/SC.</text:p>
      <text:p text:style-name="P6"/>
      <text:p text:style-name="P12">Parágrafo único: A alteração será submetida à aprovação da Assembleia da categoria da instituição e à homologação da Plenária do Coren/SC.</text:p>
      <text:p text:style-name="P6"/>
      <text:p text:style-name="P6">Art. 46. A Direção/Gerência de Enfermagem da instituição garantirá as condições necessárias para o desenvolvimento das atividades da CEE.</text:p>
      <text:p text:style-name="P6"/>
      <text:p text:style-name="P6">Art. 47. Os casos omissos serão decididos pelo Plenário do Coren/SC.</text:p>
      <text:p text:style-name="P6"/>
      <text:p text:style-name="P6">Art. 48. Este modelo de regimento interno entrou em vigor na data da homologação pelo Plenário do Coren/SC em ______ de __________ de 20___</text:p>
      <text:p text:style-name="P6"/>
      <text:p text:style-name="P6"/>
      <text:p text:style-name="P6"/>
      <text:p text:style-name="P5">___________________ , ____ de _____________de 20_____.</text:p>
      <text:p text:style-name="P5"/>
      <text:p text:style-name="P5"/>
      <text:p text:style-name="P5"/>
      <text:p text:style-name="P5">_<text:span text:style-name="T5">_____________________________________________</text:span></text:p>
      <text:p text:style-name="P5">Tatiana Raquel Stumm da Cruz. <text:span text:style-name="T5">Enfº</text:span> ( <text:span text:style-name="T5">Presidente</text:span>)</text:p>
      <text:p text:style-name="P5">(Nome do membro da Comissão do Regimento <text:span text:style-name="T5">-</text:span> Coren/SC nº 94594)</text:p>
      <text:p text:style-name="P5">_<text:span text:style-name="T5">_____________________________________________</text:span></text:p>
      <text:p text:style-name="P5">Eliones Sandra Mazo. <text:span text:style-name="T5">Enfº</text:span> (Secret<text:span text:style-name="T5">ária)</text:span></text:p>
      <text:p text:style-name="P5">(Nome do membro da Comissão do Regimento - Coren/SC nº <text:span text:style-name="T5">177872</text:span> )</text:p>
      <text:p text:style-name="P5">_<text:span text:style-name="T5">_____________________________________________</text:span></text:p>
      <text:p text:style-name="P9">Paulo Roberto Leutti. Enfº (Membro)</text:p>
      <text:p text:style-name="P5">(Nome do membro da Comissão do Regimento - Coren/SC nº <text:span text:style-name="T5">52380</text:span> )</text:p>
      <text:p text:style-name="P5">_<text:span text:style-name="T5">_____________________________________________</text:span></text:p>
      <text:p text:style-name="P9">Vandrea Maria Degrandi Fochesato. Enfº (Suplente)</text:p>
      <text:p text:style-name="P15"><text:span text:style-name="T2">(Nome do membro da Comissão do Regimento - Coren/SC nº </text:span><text:span text:style-name="T4">37211</text:span><text:span text:style-name="T2"> )</text:span></text:p>
      <text:p text:style-name="P14"/>
      <text:p text:style-name="P14"/>
      <text:p text:style-name="P9"/>
      <text:p text:style-name="P9"><text:soft-page-break/></text:p>
      <text:p text:style-name="P5">_<text:span text:style-name="T5">_____________________________________________</text:span></text:p>
      <text:p text:style-name="P9">Isabel Duran Ferreira.Técnico. Enfermagem (Membro)</text:p>
      <text:p text:style-name="P15"><text:span text:style-name="T2">(Nome do membro da Comissão do Regimento - Coren/SC nº </text:span><text:span text:style-name="T4">383732</text:span><text:span text:style-name="T2">)</text:span></text:p>
      <text:p text:style-name="P8"/>
      <text:p text:style-name="P5">_<text:span text:style-name="T5">_____________________________________________</text:span></text:p>
      <text:p text:style-name="P9">Adriana Maria Gonçalves Nunes Heller.Técnico. Enfermagem (Suplente)</text:p>
      <text:p text:style-name="P15"><text:span text:style-name="T2">(Nome do membro da Comissão do Regimento - Coren/SC nº </text:span><text:span text:style-name="T4">31740)</text:span></text:p>
      <text:p text:style-name="P9"/>
      <text:p text:style-name="P5">_<text:span text:style-name="T5">____________________________________________</text:span></text:p>
      <text:p text:style-name="P9">Fábio José Pozzobon. Auxiliar Enfermagem (Menbro)</text:p>
      <text:p text:style-name="P15"><text:span text:style-name="T2">(Nome do membro da Comissão do Regimento - Coren/SC </text:span><text:span text:style-name="T4">nº186456)</text:span></text:p>
      <text:p text:style-name="P9"/>
      <text:p text:style-name="P5">_<text:span text:style-name="T5">___________________________________________</text:span></text:p>
      <text:p text:style-name="P9">Marli Fátima Vidotti. Auxiliar Enfermagem (Suplente)</text:p>
      <text:p text:style-name="P15"><text:span text:style-name="T2">(Nome do membro da Comissão do Regimento - Coren/SC nº </text:span><text:span text:style-name="T4">285711</text:span><text:span text:style-name="T2">)</text:span></text:p>
      <text:p text:style-name="P14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7"><text:soft-page-break/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OpenSymbol" svg:font-family="OpenSymbol"/>
    <style:font-face style:name="Calibri" svg:font-family="Calibri" style:font-family-generic="roman" style:font-pitch="variable"/>
    <style:font-face style:name="Myriad Pro Light SemiCond" svg:font-family="'Myriad Pro Light SemiCond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yriad Pro Light SemiCond1" svg:font-family="'Myriad Pro Light SemiCond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Heading_20_1" style:display-name="Heading 1" style:family="paragraph" style:parent-style-name="Title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paragraph-properties loext:contextual-spacing="false"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o_20_principal" style:display-name="Texto principal" style:family="paragraph" style:parent-style-name="Standard" style:default-outline-level="" style:list-style-name="">
      <style:paragraph-properties fo:margin-top="0cm" fo:margin-bottom="0cm" style:line-height-at-least="0.494cm" fo:text-align="justify" style:justify-single-word="false"/>
      <style:text-properties fo:color="#000000" style:font-name="Myriad Pro Light SemiCond" style:font-name-complex="Myriad Pro Light SemiCond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2" style:family="table">
      <style:table-properties style:width="9.363cm" fo:margin-left="-0.143cm" fo:margin-right="7.781cm" table:align="margins" style:writing-mode="lr-tb"/>
    </style:style>
    <style:style style:name="Tabela2.A" style:family="table-column">
      <style:table-column-properties style:column-width="9.363cm" style:rel-column-width="65535*"/>
    </style:style>
    <style:style style:name="Tabela2.1" style:family="table-row">
      <style:table-row-properties style:min-row-height="0.342cm" style:keep-together="true" fo:keep-together="auto"/>
    </style:style>
    <style:style style:name="Tabela2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2.2" style:family="table-row">
      <style:table-row-properties style:min-row-height="0.448cm" style:keep-together="true" fo:keep-together="auto"/>
    </style:style>
    <style:style style:name="Tabela2.3" style:family="table-row">
      <style:table-row-properties style:min-row-height="0.254cm" style:keep-together="true" fo:keep-together="auto"/>
    </style:style>
    <style:style style:name="MP1" style:family="paragraph" style:parent-style-name="Standard">
      <style:text-properties fo:language="pt" fo:country="BR"/>
    </style:style>
    <style:style style:name="MP2" style:family="paragraph" style:parent-style-name="Standard">
      <style:paragraph-properties style:text-autospace="none">
        <style:tab-stops>
          <style:tab-stop style:position="2.875cm"/>
        </style:tab-stops>
      </style:paragraph-properties>
      <style:text-properties style:font-name="Arial" fo:language="pt" fo:country="BR" style:font-name-complex="Arial"/>
    </style:style>
    <style:style style:name="MP3" style:family="paragraph" style:parent-style-name="Standard">
      <style:text-properties fo:font-size="10pt" fo:language="pt" fo:country="BR" style:font-size-asian="10pt" style:font-size-complex="10pt"/>
    </style:style>
    <style:style style:name="M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s2" text:anchor-type="char" svg:x="12.007cm" svg:y="0.12cm" svg:width="4.487cm" svg:height="1.744cm" draw:z-index="7"><draw:image xlink:href="Pictures/100002010000048E000001C1830C38B3.png" xlink:type="simple" xlink:show="embed" xlink:actuate="onLoad"/><draw:contour-polygon svg:width="9.908cm" svg:height="3.748cm" svg:viewBox="0 0 9908 3748" draw:points="841,0 213,62 88,249 276,1999 -36,2498 -36,3123 276,3748 339,3748 2471,3748 5920,3748 9872,3373 9872,437 1969,0" draw:recreate-on-edit="false"/></draw:frame></text:p>
        <table:table table:name="Tabela2" table:style-name="Tabela2">
          <table:table-column table:style-name="Tabela2.A"/>
          <table:table-row table:style-name="Tabela2.1">
            <table:table-cell table:style-name="Tabela2.A1" office:value-type="string">
              <text:p text:style-name="MP2">ESTADO DE SANTA CATARINA</text:p>
            </table:table-cell>
          </table:table-row>
          <table:table-row table:style-name="Tabela2.2">
            <table:table-cell table:style-name="Tabela2.A1" office:value-type="string">
              <text:p text:style-name="MP2">MUNICÍPIO DE BALNEÁRIO CAMBORIÚ</text:p>
            </table:table-cell>
          </table:table-row>
          <table:table-row table:style-name="Tabela2.3">
            <table:table-cell table:style-name="Tabela2.A1" office:value-type="string">
              <text:p text:style-name="MP2">SECRETARIA DE SAÚDE E SANEAMENTO</text:p>
            </table:table-cell>
          </table:table-row>
        </table:table>
        <text:p text:style-name="MP3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OSE LINS</meta:initial-creator>
    <meta:creation-date>2017-02-06T08:16:37.85</meta:creation-date>
    <meta:generator>OpenOffice/4.1.3$Win32 OpenOffice.org_project/413m1$Build-9783</meta:generator>
    <dc:date>2019-06-26T09:07:43.65</dc:date>
    <meta:editing-duration>PT17H12M8S</meta:editing-duration>
    <meta:editing-cycles>79</meta:editing-cycles>
    <meta:print-date>2019-06-04T12:19:11.28</meta:print-date>
    <meta:document-statistic meta:table-count="1" meta:image-count="1" meta:object-count="0" meta:page-count="8" meta:paragraph-count="163" meta:word-count="2427" meta:character-count="15905"/>
  </office:meta>
</office:document-meta>
</file>